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4.0728in"/>
    </style:style>
    <style:style style:name="co7" style:family="table-column">
      <style:table-column-properties fo:break-before="auto" style:column-width="1.9689in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69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37"/>
    <style:style style:name="ce4" style:family="table-cell" style:parent-style-name="Default" style:data-style-name="N0"/>
    <style:style style:name="ce5" style:family="table-cell" style:parent-style-name="Default" style:data-style-name="N120"/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21" table:default-cell-style-name="ce4"/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Hour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8">
            <text:p>04/08/14</text:p>
          </table:table-cell>
          <table:table-cell office:value-type="string">
            <text:p>4 hours 14 min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9">
            <text:p>04/09/14</text:p>
          </table:table-cell>
          <table:table-cell office:value-type="string">
            <text:p>3 hours 40 min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0">
            <text:p>04/10/14</text:p>
          </table:table-cell>
          <table:table-cell office:value-type="string">
            <text:p>3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1">
            <text:p>04/11/14</text:p>
          </table:table-cell>
          <table:table-cell office:value-type="string">
            <text:p>5 hours 1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2">
            <text:p>04/12/14</text:p>
          </table:table-cell>
          <table:table-cell office:value-type="string">
            <text:p>1 hour 5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3">
            <text:p>04/13/14</text:p>
          </table:table-cell>
          <table:table-cell office:value-type="string">
            <text:p>4 hour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Hours for week of 4/7-4/13</text:p>
          </table:table-cell>
          <table:table-cell office:value-type="string">
            <text:p>26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4">
            <text:p>04/14/14</text:p>
          </table:table-cell>
          <table:table-cell office:value-type="string">
            <text:p>2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5">
            <text:p>04/15/14</text:p>
          </table:table-cell>
          <table:table-cell office:value-type="string">
            <text:p>3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6">
            <text:p>04/16/14</text:p>
          </table:table-cell>
          <table:table-cell office:value-type="string">
            <text:p>2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7">
            <text:p>04/17/14</text:p>
          </table:table-cell>
          <table:table-cell office:value-type="string">
            <text:p>3 hours 46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8">
            <text:p>04/18/14</text:p>
          </table:table-cell>
          <table:table-cell office:value-type="string">
            <text:p>2 hours 2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9">
            <text:p>04/19/14</text:p>
          </table:table-cell>
          <table:table-cell office:value-type="string">
            <text:p>4 hours 2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0">
            <text:p>04/20/14</text:p>
          </table:table-cell>
          <table:table-cell office:value-type="string">
            <text:p>3 hours 47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1">
            <text:p>04/21/14</text:p>
          </table:table-cell>
          <table:table-cell office:value-type="string">
            <text:p>3 hours 1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2">
            <text:p>04/22/14</text:p>
          </table:table-cell>
          <table:table-cell office:value-type="string">
            <text:p>4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3">
            <text:p>04/23/14</text:p>
          </table:table-cell>
          <table:table-cell office:value-type="string">
            <text:p>2 hours 29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4">
            <text:p>04/24/14</text:p>
          </table:table-cell>
          <table:table-cell office:value-type="string">
            <text:p>1 hour 39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5">
            <text:p>04/25/14</text:p>
          </table:table-cell>
          <table:table-cell office:value-type="string">
            <text:p>1 hour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6">
            <text:p>04/26/14</text:p>
          </table:table-cell>
          <table:table-cell office:value-type="string">
            <text:p>3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7">
            <text:p>04/27/14</text:p>
          </table:table-cell>
          <table:table-cell office:value-type="string">
            <text:p>1 hour 31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8">
            <text:p>04/28/14</text:p>
          </table:table-cell>
          <table:table-cell office:value-type="string">
            <text:p>3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9">
            <text:p>04/29/14</text:p>
          </table:table-cell>
          <table:table-cell office:value-type="string">
            <text:p>8 hours 1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30">
            <text:p>04/30/14</text:p>
          </table:table-cell>
          <table:table-cell office:value-type="string">
            <text:p>5 hours 26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1">
            <text:p>05/01/14</text:p>
          </table:table-cell>
          <table:table-cell office:value-type="string">
            <text:p>3 hours 31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2">
            <text:p>05/02/14</text:p>
          </table:table-cell>
          <table:table-cell office:value-type="string">
            <text:p>2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3">
            <text:p>05/03/14</text:p>
          </table:table-cell>
          <table:table-cell office:value-type="string">
            <text:p>3 hours 4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4">
            <text:p>05/04/14</text:p>
          </table:table-cell>
          <table:table-cell office:value-type="string">
            <text:p>1 hour 57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5">
            <text:p>05/05/14</text:p>
          </table:table-cell>
          <table:table-cell office:value-type="string">
            <text:p>6 hours 21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6">
            <text:p>05/06/14</text:p>
          </table:table-cell>
          <table:table-cell office:value-type="string">
            <text:p>5 hours 1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7">
            <text:p>05/07/14</text:p>
          </table:table-cell>
          <table:table-cell office:value-type="string">
            <text:p>4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8">
            <text:p>05/08/14</text:p>
          </table:table-cell>
          <table:table-cell office:value-type="string">
            <text:p>5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9">
            <text:p>05/09/14</text:p>
          </table:table-cell>
          <table:table-cell office:value-type="string">
            <text:p>1 hour 9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5/5-5/11</text:p>
          </table:table-cell>
          <table:table-cell office:value-type="string">
            <text:p>22 hours 2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2">
            <text:p>05/12/14</text:p>
          </table:table-cell>
          <table:table-cell office:value-type="string">
            <text:p>1 hour 5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3">
            <text:p>05/13/14</text:p>
          </table:table-cell>
          <table:table-cell office:value-type="string">
            <text:p>4 hours 4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5">
            <text:p>05/15/14</text:p>
          </table:table-cell>
          <table:table-cell office:value-type="string">
            <text:p>2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6">
            <text:p>05/16/14</text:p>
          </table:table-cell>
          <table:table-cell office:value-type="string">
            <text:p>1 hour 5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7">
            <text:p>05/17/14</text:p>
          </table:table-cell>
          <table:table-cell office:value-type="string">
            <text:p>4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5-18">
            <text:p>05/18/13</text:p>
          </table:table-cell>
          <table:table-cell office:value-type="string">
            <text:p>2 hours 30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5/12-5/18</text:p>
          </table:table-cell>
          <table:table-cell office:value-type="string">
            <text:p>17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9">
            <text:p>05/19/14</text:p>
          </table:table-cell>
          <table:table-cell office:value-type="string">
            <text:p>3 hours 37 minutes</text:p>
          </table:table-cell>
          <table:table-cell table:number-columns-repeated="1022"/>
        </table:table-row>
        <table:table-row table:style-name="ro2">
          <table:table-cell table:style-name="ce5" office:value-type="date" office:date-value="2014-05-20">
            <text:p>5/20/2014</text:p>
          </table:table-cell>
          <table:table-cell office:value-type="string">
            <text:p>1 hour 44 minutes</text:p>
          </table:table-cell>
          <table:table-cell table:number-columns-repeated="1022"/>
        </table:table-row>
        <table:table-row table:style-name="ro4">
          <table:table-cell table:style-name="ce5" office:value-type="date" office:date-value="2014-05-21">
            <text:p>5/21/2014</text:p>
          </table:table-cell>
          <table:table-cell office:value-type="string">
            <text:p>5 hours 36 minutes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ce4"/>
        <table:table-column table:style-name="co4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5" table:default-cell-style-name="ce4"/>
        <table:table-column table:style-name="co4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4-04-07T19:42:13Z</meta:creation-date>
    <dc:date>2014-05-21T22:24:52</dc:date>
    <meta:editing-cycles>61</meta:editing-cycles>
    <meta:editing-duration>P0D</meta:editing-duration>
    <meta:document-statistic meta:table-count="3" meta:cell-count="98" meta:object-count="0"/>
  </office:meta>
</office:document-meta>
</file>